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9.9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81.69pt"/>
    </style:style>
    <style:style style:name="co4" style:family="table-column">
      <style:table-column-properties fo:break-before="auto" style:column-width="50.8pt"/>
    </style:style>
    <style:style style:name="co5" style:family="table-column">
      <style:table-column-properties fo:break-before="auto" style:column-width="65.91pt"/>
    </style:style>
    <style:style style:name="co6" style:family="table-column">
      <style:table-column-properties fo:break-before="auto" style:column-width="57.15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93.66pt"/>
    </style:style>
    <style:style style:name="co10" style:family="table-column">
      <style:table-column-properties fo:break-before="auto" style:column-width="99.04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126.06pt"/>
    </style:style>
    <style:style style:name="co14" style:family="table-column">
      <style:table-column-properties fo:break-before="auto" style:column-width="81.3pt"/>
    </style:style>
    <style:style style:name="co15" style:family="table-column">
      <style:table-column-properties fo:break-before="auto" style:column-width="48.19pt"/>
    </style:style>
    <style:style style:name="co16" style:family="table-column">
      <style:table-column-properties fo:break-before="auto" style:column-width="120.64pt"/>
    </style:style>
    <style:style style:name="co17" style:family="table-column">
      <style:table-column-properties fo:break-before="auto" style:column-width="117.55pt"/>
    </style:style>
    <style:style style:name="co18" style:family="table-column">
      <style:table-column-properties fo:break-before="auto" style:column-width="133pt"/>
    </style:style>
    <style:style style:name="co19" style:family="table-column">
      <style:table-column-properties fo:break-before="auto" style:column-width="138.39pt"/>
    </style:style>
    <style:style style:name="co20" style:family="table-column">
      <style:table-column-properties fo:break-before="auto" style:column-width="143.8pt"/>
    </style:style>
    <style:style style:name="co21" style:family="table-column">
      <style:table-column-properties fo:break-before="auto" style:column-width="110.61pt"/>
    </style:style>
    <style:style style:name="co22" style:family="table-column">
      <style:table-column-properties fo:break-before="auto" style:column-width="60.4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1000" table:default-cell-style-name="Default"/>
        <table:table-row table:style-name="ro1">
          <table:table-cell office:value-type="string" calcext:value-type="string">
            <text:p>Source </text:p>
          </table:table-cell>
          <table:table-cell office:value-type="string" calcext:value-type="string">
            <text:p>Peak (keV)</text:p>
          </table:table-cell>
          <table:table-cell table:style-name="ce2" office:value-type="string" calcext:value-type="string">
            <text:p>Measured Peak (keV)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ounts Error</text:p>
          </table:table-cell>
          <table:table-cell/>
          <table:table-cell office:value-type="string" calcext:value-type="string">
            <text:p>Activity(1981) (uCi)</text:p>
          </table:table-cell>
          <table:table-cell office:value-type="string" calcext:value-type="string">
            <text:p>EActivity(1981) (uCi)</text:p>
          </table:table-cell>
          <table:table-cell office:value-type="string" calcext:value-type="string">
            <text:p>Initial Activity (Bq)</text:p>
          </table:table-cell>
          <table:table-cell office:value-type="string" calcext:value-type="string">
            <text:p>eInitial Activity (Bq)</text:p>
          </table:table-cell>
          <table:table-cell office:value-type="string" calcext:value-type="string">
            <text:p>Half life (yr)</text:p>
          </table:table-cell>
          <table:table-cell office:value-type="string" calcext:value-type="string">
            <text:p>eHalf life (yr)</text:p>
          </table:table-cell>
          <table:table-cell office:value-type="string" calcext:value-type="string">
            <text:p>Lambda (s^-1)</text:p>
          </table:table-cell>
          <table:table-cell office:value-type="string" calcext:value-type="string">
            <text:p>eLambda (s^-1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Activity(2Jun2019) (Bq)</text:p>
          </table:table-cell>
          <table:table-cell office:value-type="string" calcext:value-type="string">
            <text:p>eActivity(2Jun2019) (Bq)</text:p>
          </table:table-cell>
          <table:table-cell office:value-type="string" calcext:value-type="string">
            <text:p>Prob Gamma per Decay</text:p>
          </table:table-cell>
          <table:table-cell office:value-type="string" calcext:value-type="string">
            <text:p>Expected Emissions per sec</text:p>
          </table:table-cell>
          <table:table-cell office:value-type="string" calcext:value-type="string">
            <text:p>eExpected Emissions per sec</text:p>
          </table:table-cell>
          <table:table-cell office:value-type="string" calcext:value-type="string">
            <text:p>Measured Emissions per sec</text:p>
          </table:table-cell>
          <table:table-cell office:value-type="string" calcext:value-type="string">
            <text:p>eMeasured Emissions per sec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eEfficienc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41Am</text:p>
          </table:table-cell>
          <table:table-cell office:value-type="float" office:value="59.5" calcext:value-type="float">
            <text:p>59.5</text:p>
          </table:table-cell>
          <table:table-cell table:style-name="ce2" office:value-type="float" office:value="58.98" calcext:value-type="float">
            <text:p>58.98</text:p>
          </table:table-cell>
          <table:table-cell office:value-type="float" office:value="3522813" calcext:value-type="float">
            <text:p>3522813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10.24" calcext:value-type="float">
            <text:p>10.24</text:p>
          </table:table-cell>
          <table:table-cell table:formula="of:=[.G2]*0.05" office:value-type="float" office:value="0.512" calcext:value-type="float">
            <text:p>0.512</text:p>
          </table:table-cell>
          <table:table-cell table:formula="of:=([.G2]*(10^-6))*(3.7*(10^10))" office:value-type="float" office:value="378880" calcext:value-type="float">
            <text:p>378880</text:p>
          </table:table-cell>
          <table:table-cell table:formula="of:=([.H2]*(10^-6))*(3.7*(10^10))" office:value-type="float" office:value="18944" calcext:value-type="float">
            <text:p>18944</text:p>
          </table:table-cell>
          <table:table-cell office:value-type="float" office:value="432.6" calcext:value-type="float">
            <text:p>432.6</text:p>
          </table:table-cell>
          <table:table-cell table:formula="of:=[.K2]*0.06" office:value-type="float" office:value="25.956" calcext:value-type="float">
            <text:p>25.956</text:p>
          </table:table-cell>
          <table:table-cell table:formula="of:=(LN(2))/([.K2]*365*24*3600)" office:value-type="float" office:value="0.0000000000508080279928081" calcext:value-type="float">
            <text:p>5.08080279928081E-11</text:p>
          </table:table-cell>
          <table:table-cell table:formula="of:=([.L2]*LN(2))/(([.K2]*365*24*3600)^2)" office:value-type="float" office:value="9.6666719925434E-020" calcext:value-type="float">
            <text:p>9.6666719925434E-20</text:p>
          </table:table-cell>
          <table:table-cell office:value-type="float" office:value="1186012800" calcext:value-type="float">
            <text:p>1186012800</text:p>
          </table:table-cell>
          <table:table-cell table:formula="of:=[.I2]*(EXP(-([.M2]*[.O2])))" office:value-type="float" office:value="356723.353324358" calcext:value-type="float">
            <text:p>356723.353324358</text:p>
          </table:table-cell>
          <table:table-cell table:formula="of:=SQRT((([.J2]*EXP(-([.M2]*[.O2])))^2)+(([.N2]*[.O2]*[.I2]*EXP(-([.M2]*[.O2])))^2))" office:value-type="float" office:value="17836.1676662179" calcext:value-type="float">
            <text:p>17836.1676662179</text:p>
          </table:table-cell>
          <table:table-cell office:value-type="float" office:value="0.78" calcext:value-type="float">
            <text:p>0.78</text:p>
          </table:table-cell>
          <table:table-cell table:formula="of:=[.R2]*[.P2]" office:value-type="float" office:value="278244.215592999" calcext:value-type="float">
            <text:p>278244.215592999</text:p>
          </table:table-cell>
          <table:table-cell table:formula="of:=[.R2]*[.Q2]" office:value-type="float" office:value="13912.2107796499" calcext:value-type="float">
            <text:p>13912.2107796499</text:p>
          </table:table-cell>
          <table:table-cell table:formula="of:=[.D2]/[.$B$15]" office:value-type="float" office:value="7045.626" calcext:value-type="float">
            <text:p>7045.626</text:p>
          </table:table-cell>
          <table:table-cell table:formula="of:=[.E2]/[.$B$15]" office:value-type="float" office:value="4.602" calcext:value-type="float">
            <text:p>4.602</text:p>
          </table:table-cell>
          <table:table-cell table:style-name="ce2" table:formula="of:=[.U2]/[.S2]" office:value-type="float" office:value="0.0253217339486617" calcext:value-type="float">
            <text:p>0.025321733948662</text:p>
          </table:table-cell>
          <table:table-cell table:style-name="ce2" table:formula="of:=SQRT((([.V2]/[.S2])^2)+((([.T2]*[.U2])/([.S2]^2))^2))" office:value-type="float" office:value="0.00126619472360113" calcext:value-type="float">
            <text:p>0.0012661947236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33Ba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0.72" calcext:value-type="float">
            <text:p>80.72</text:p>
          </table:table-cell>
          <table:table-cell office:value-type="float" office:value="589208" calcext:value-type="float">
            <text:p>589208</text:p>
          </table:table-cell>
          <table:table-cell office:value-type="float" office:value="1838" calcext:value-type="float">
            <text:p>1838</text:p>
          </table:table-cell>
          <table:table-cell/>
          <table:table-cell office:value-type="float" office:value="10.34" calcext:value-type="float">
            <text:p>10.34</text:p>
          </table:table-cell>
          <table:table-cell table:formula="of:=[.G3]*0.048" office:value-type="float" office:value="0.49632" calcext:value-type="float">
            <text:p>0.49632</text:p>
          </table:table-cell>
          <table:table-cell table:formula="of:=([.G3]*(10^-6))*(3.7*(10^10))" office:value-type="float" office:value="382580" calcext:value-type="float">
            <text:p>382580</text:p>
          </table:table-cell>
          <table:table-cell table:formula="of:=([.H3]*(10^-6))*(3.7*(10^10))" office:value-type="float" office:value="18363.84" calcext:value-type="float">
            <text:p>18363.84</text:p>
          </table:table-cell>
          <table:table-cell office:value-type="float" office:value="10.551" calcext:value-type="float">
            <text:p>10.551</text:p>
          </table:table-cell>
          <table:table-cell table:formula="of:=[.K3]*0.11" office:value-type="float" office:value="1.16061" calcext:value-type="float">
            <text:p>1.16061</text:p>
          </table:table-cell>
          <table:table-cell table:formula="of:=(LN(2))/([.K3]*365*24*3600)" office:value-type="float" office:value="0.00000000208317248693856" calcext:value-type="float">
            <text:p>2.08317248693856E-09</text:p>
          </table:table-cell>
          <table:table-cell table:formula="of:=([.L3]*LN(2))/(([.K3]*365*24*3600)^2)" office:value-type="float" office:value="7.26626628498357E-018" calcext:value-type="float">
            <text:p>7.26626628498357E-18</text:p>
          </table:table-cell>
          <table:table-cell office:value-type="float" office:value="1186012801" calcext:value-type="float">
            <text:p>1186012801</text:p>
          </table:table-cell>
          <table:table-cell table:formula="of:=[.I3]*(EXP(-([.M3]*[.O3])))" office:value-type="float" office:value="32338.8258003976" calcext:value-type="float">
            <text:p>32338.8258003976</text:p>
          </table:table-cell>
          <table:table-cell table:formula="of:=SQRT((([.J3]*EXP(-([.M3]*[.O3])))^2)+(([.N3]*[.O3]*[.I3]*EXP(-([.M3]*[.O3])))^2))" office:value-type="float" office:value="1552.26363841911" calcext:value-type="float">
            <text:p>1552.26363841911</text:p>
          </table:table-cell>
          <table:table-cell office:value-type="float" office:value="0.9" calcext:value-type="float">
            <text:p>0.9</text:p>
          </table:table-cell>
          <table:table-cell table:formula="of:=[.R3]*[.P3]" office:value-type="float" office:value="29104.9432203578" calcext:value-type="float">
            <text:p>29104.9432203578</text:p>
          </table:table-cell>
          <table:table-cell table:formula="of:=[.R3]*[.Q3]" office:value-type="float" office:value="1397.0372745772" calcext:value-type="float">
            <text:p>1397.0372745772</text:p>
          </table:table-cell>
          <table:table-cell table:formula="of:=[.D3]/[.$B$15]" office:value-type="float" office:value="1178.416" calcext:value-type="float">
            <text:p>1178.416</text:p>
          </table:table-cell>
          <table:table-cell table:formula="of:=[.E3]/[.$B$15]" office:value-type="float" office:value="3.676" calcext:value-type="float">
            <text:p>3.676</text:p>
          </table:table-cell>
          <table:table-cell table:style-name="ce2" table:formula="of:=[.U3]/[.S3]" office:value-type="float" office:value="0.0404885173998808" calcext:value-type="float">
            <text:p>0.040488517399881</text:p>
          </table:table-cell>
          <table:table-cell table:style-name="ce2" table:formula="of:=SQRT((([.V3]/[.S3])^2)+((([.T3]*[.U3])/([.S3]^2))^2))" office:value-type="float" office:value="0.00194754857741693" calcext:value-type="float">
            <text:p>0.0019475485774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6.4" calcext:value-type="float">
            <text:p>276.4</text:p>
          </table:table-cell>
          <table:table-cell table:style-name="ce2" office:value-type="float" office:value="276.82" calcext:value-type="float">
            <text:p>276.82</text:p>
          </table:table-cell>
          <table:table-cell office:value-type="float" office:value="103588" calcext:value-type="float">
            <text:p>103588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0.34" calcext:value-type="float">
            <text:p>10.34</text:p>
          </table:table-cell>
          <table:table-cell table:formula="of:=[.G4]*0.048" office:value-type="float" office:value="0.49632" calcext:value-type="float">
            <text:p>0.49632</text:p>
          </table:table-cell>
          <table:table-cell table:formula="of:=([.G4]*(10^-6))*(3.7*(10^10))" office:value-type="float" office:value="382580" calcext:value-type="float">
            <text:p>382580</text:p>
          </table:table-cell>
          <table:table-cell table:formula="of:=([.H4]*(10^-6))*(3.7*(10^10))" office:value-type="float" office:value="18363.84" calcext:value-type="float">
            <text:p>18363.84</text:p>
          </table:table-cell>
          <table:table-cell office:value-type="float" office:value="10.551" calcext:value-type="float">
            <text:p>10.551</text:p>
          </table:table-cell>
          <table:table-cell table:formula="of:=[.K4]*0.11" office:value-type="float" office:value="1.16061" calcext:value-type="float">
            <text:p>1.16061</text:p>
          </table:table-cell>
          <table:table-cell table:formula="of:=(LN(2))/([.K4]*365*24*3600)" office:value-type="float" office:value="0.00000000208317248693856" calcext:value-type="float">
            <text:p>2.08317248693856E-09</text:p>
          </table:table-cell>
          <table:table-cell table:formula="of:=([.L4]*LN(2))/(([.K4]*365*24*3600)^2)" office:value-type="float" office:value="7.26626628498357E-018" calcext:value-type="float">
            <text:p>7.26626628498357E-18</text:p>
          </table:table-cell>
          <table:table-cell office:value-type="float" office:value="1186012802" calcext:value-type="float">
            <text:p>1186012802</text:p>
          </table:table-cell>
          <table:table-cell table:formula="of:=[.I4]*(EXP(-([.M4]*[.O4])))" office:value-type="float" office:value="32338.8257330302" calcext:value-type="float">
            <text:p>32338.8257330302</text:p>
          </table:table-cell>
          <table:table-cell table:formula="of:=SQRT((([.J4]*EXP(-([.M4]*[.O4])))^2)+(([.N4]*[.O4]*[.I4]*EXP(-([.M4]*[.O4])))^2))" office:value-type="float" office:value="1552.26363518548" calcext:value-type="float">
            <text:p>1552.26363518548</text:p>
          </table:table-cell>
          <table:table-cell office:value-type="float" office:value="0.075" calcext:value-type="float">
            <text:p>0.075</text:p>
          </table:table-cell>
          <table:table-cell table:formula="of:=[.R4]*[.P4]" office:value-type="float" office:value="2425.41192997727" calcext:value-type="float">
            <text:p>2425.41192997727</text:p>
          </table:table-cell>
          <table:table-cell table:formula="of:=[.R4]*[.Q4]" office:value-type="float" office:value="116.419772638911" calcext:value-type="float">
            <text:p>116.419772638911</text:p>
          </table:table-cell>
          <table:table-cell table:formula="of:=[.D4]/[.$B$15]" office:value-type="float" office:value="207.176" calcext:value-type="float">
            <text:p>207.176</text:p>
          </table:table-cell>
          <table:table-cell table:formula="of:=[.E4]/[.$B$15]" office:value-type="float" office:value="1.696" calcext:value-type="float">
            <text:p>1.696</text:p>
          </table:table-cell>
          <table:table-cell table:style-name="ce2" table:formula="of:=[.U4]/[.S4]" office:value-type="float" office:value="0.0854188921227669" calcext:value-type="float">
            <text:p>0.085418892122767</text:p>
          </table:table-cell>
          <table:table-cell table:style-name="ce2" table:formula="of:=SQRT((([.V4]/[.S4])^2)+((([.T4]*[.U4])/([.S4]^2))^2))" office:value-type="float" office:value="0.00415930814197496" calcext:value-type="float">
            <text:p>0.00415930814197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2.85" calcext:value-type="float">
            <text:p>302.85</text:p>
          </table:table-cell>
          <table:table-cell table:style-name="ce2" office:value-type="float" office:value="303.34" calcext:value-type="float">
            <text:p>303.34</text:p>
          </table:table-cell>
          <table:table-cell office:value-type="float" office:value="242328" calcext:value-type="float">
            <text:p>242328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10.34" calcext:value-type="float">
            <text:p>10.34</text:p>
          </table:table-cell>
          <table:table-cell table:formula="of:=[.G5]*0.048" office:value-type="float" office:value="0.49632" calcext:value-type="float">
            <text:p>0.49632</text:p>
          </table:table-cell>
          <table:table-cell table:formula="of:=([.G5]*(10^-6))*(3.7*(10^10))" office:value-type="float" office:value="382580" calcext:value-type="float">
            <text:p>382580</text:p>
          </table:table-cell>
          <table:table-cell table:formula="of:=([.H5]*(10^-6))*(3.7*(10^10))" office:value-type="float" office:value="18363.84" calcext:value-type="float">
            <text:p>18363.84</text:p>
          </table:table-cell>
          <table:table-cell office:value-type="float" office:value="10.551" calcext:value-type="float">
            <text:p>10.551</text:p>
          </table:table-cell>
          <table:table-cell table:formula="of:=[.K5]*0.11" office:value-type="float" office:value="1.16061" calcext:value-type="float">
            <text:p>1.16061</text:p>
          </table:table-cell>
          <table:table-cell table:formula="of:=(LN(2))/([.K5]*365*24*3600)" office:value-type="float" office:value="0.00000000208317248693856" calcext:value-type="float">
            <text:p>2.08317248693856E-09</text:p>
          </table:table-cell>
          <table:table-cell table:formula="of:=([.L5]*LN(2))/(([.K5]*365*24*3600)^2)" office:value-type="float" office:value="7.26626628498357E-018" calcext:value-type="float">
            <text:p>7.26626628498357E-18</text:p>
          </table:table-cell>
          <table:table-cell office:value-type="float" office:value="1186012803" calcext:value-type="float">
            <text:p>1186012803</text:p>
          </table:table-cell>
          <table:table-cell table:formula="of:=[.I5]*(EXP(-([.M5]*[.O5])))" office:value-type="float" office:value="32338.8256656628" calcext:value-type="float">
            <text:p>32338.8256656628</text:p>
          </table:table-cell>
          <table:table-cell table:formula="of:=SQRT((([.J5]*EXP(-([.M5]*[.O5])))^2)+(([.N5]*[.O5]*[.I5]*EXP(-([.M5]*[.O5])))^2))" office:value-type="float" office:value="1552.26363195184" calcext:value-type="float">
            <text:p>1552.26363195184</text:p>
          </table:table-cell>
          <table:table-cell office:value-type="float" office:value="0.19" calcext:value-type="float">
            <text:p>0.19</text:p>
          </table:table-cell>
          <table:table-cell table:formula="of:=[.R5]*[.P5]" office:value-type="float" office:value="6144.37687647594" calcext:value-type="float">
            <text:p>6144.37687647594</text:p>
          </table:table-cell>
          <table:table-cell table:formula="of:=[.R5]*[.Q5]" office:value-type="float" office:value="294.93009007085" calcext:value-type="float">
            <text:p>294.93009007085</text:p>
          </table:table-cell>
          <table:table-cell table:formula="of:=[.D5]/[.$B$15]" office:value-type="float" office:value="484.656" calcext:value-type="float">
            <text:p>484.656</text:p>
          </table:table-cell>
          <table:table-cell table:formula="of:=[.E5]/[.$B$15]" office:value-type="float" office:value="1.472" calcext:value-type="float">
            <text:p>1.472</text:p>
          </table:table-cell>
          <table:table-cell table:style-name="ce2" table:formula="of:=[.U5]/[.S5]" office:value-type="float" office:value="0.0788779740799315" calcext:value-type="float">
            <text:p>0.078877974079932</text:p>
          </table:table-cell>
          <table:table-cell table:style-name="ce2" table:formula="of:=SQRT((([.V5]/[.S5])^2)+((([.T5]*[.U5])/([.S5]^2))^2))" office:value-type="float" office:value="0.00379371455171779" calcext:value-type="float">
            <text:p>0.00379371455171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6.16" calcext:value-type="float">
            <text:p>356.16</text:p>
          </table:table-cell>
          <table:table-cell table:style-name="ce2" office:value-type="float" office:value="356.59" calcext:value-type="float">
            <text:p>356.59</text:p>
          </table:table-cell>
          <table:table-cell office:value-type="float" office:value="765356" calcext:value-type="float">
            <text:p>765356</text:p>
          </table:table-cell>
          <table:table-cell office:value-type="float" office:value="1218" calcext:value-type="float">
            <text:p>1218</text:p>
          </table:table-cell>
          <table:table-cell/>
          <table:table-cell office:value-type="float" office:value="10.34" calcext:value-type="float">
            <text:p>10.34</text:p>
          </table:table-cell>
          <table:table-cell table:formula="of:=[.G6]*0.048" office:value-type="float" office:value="0.49632" calcext:value-type="float">
            <text:p>0.49632</text:p>
          </table:table-cell>
          <table:table-cell table:formula="of:=([.G6]*(10^-6))*(3.7*(10^10))" office:value-type="float" office:value="382580" calcext:value-type="float">
            <text:p>382580</text:p>
          </table:table-cell>
          <table:table-cell table:formula="of:=([.H6]*(10^-6))*(3.7*(10^10))" office:value-type="float" office:value="18363.84" calcext:value-type="float">
            <text:p>18363.84</text:p>
          </table:table-cell>
          <table:table-cell office:value-type="float" office:value="10.551" calcext:value-type="float">
            <text:p>10.551</text:p>
          </table:table-cell>
          <table:table-cell table:formula="of:=[.K6]*0.11" office:value-type="float" office:value="1.16061" calcext:value-type="float">
            <text:p>1.16061</text:p>
          </table:table-cell>
          <table:table-cell table:formula="of:=(LN(2))/([.K6]*365*24*3600)" office:value-type="float" office:value="0.00000000208317248693856" calcext:value-type="float">
            <text:p>2.08317248693856E-09</text:p>
          </table:table-cell>
          <table:table-cell table:formula="of:=([.L6]*LN(2))/(([.K6]*365*24*3600)^2)" office:value-type="float" office:value="7.26626628498357E-018" calcext:value-type="float">
            <text:p>7.26626628498357E-18</text:p>
          </table:table-cell>
          <table:table-cell office:value-type="float" office:value="1186012804" calcext:value-type="float">
            <text:p>1186012804</text:p>
          </table:table-cell>
          <table:table-cell table:formula="of:=[.I6]*(EXP(-([.M6]*[.O6])))" office:value-type="float" office:value="32338.8255982955" calcext:value-type="float">
            <text:p>32338.8255982955</text:p>
          </table:table-cell>
          <table:table-cell table:formula="of:=SQRT((([.J6]*EXP(-([.M6]*[.O6])))^2)+(([.N6]*[.O6]*[.I6]*EXP(-([.M6]*[.O6])))^2))" office:value-type="float" office:value="1552.26362871821" calcext:value-type="float">
            <text:p>1552.26362871821</text:p>
          </table:table-cell>
          <table:table-cell office:value-type="float" office:value="0.64" calcext:value-type="float">
            <text:p>0.64</text:p>
          </table:table-cell>
          <table:table-cell table:formula="of:=[.R6]*[.P6]" office:value-type="float" office:value="20696.8483829091" calcext:value-type="float">
            <text:p>20696.8483829091</text:p>
          </table:table-cell>
          <table:table-cell table:formula="of:=[.R6]*[.Q6]" office:value-type="float" office:value="993.448722379654" calcext:value-type="float">
            <text:p>993.448722379654</text:p>
          </table:table-cell>
          <table:table-cell table:formula="of:=[.D6]/[.$B$15]" office:value-type="float" office:value="1530.712" calcext:value-type="float">
            <text:p>1530.712</text:p>
          </table:table-cell>
          <table:table-cell table:formula="of:=[.E6]/[.$B$15]" office:value-type="float" office:value="2.436" calcext:value-type="float">
            <text:p>2.436</text:p>
          </table:table-cell>
          <table:table-cell table:style-name="ce2" table:formula="of:=[.U6]/[.S6]" office:value-type="float" office:value="0.0739586999759837" calcext:value-type="float">
            <text:p>0.073958699975984</text:p>
          </table:table-cell>
          <table:table-cell table:style-name="ce2" table:formula="of:=SQRT((([.V6]/[.S6])^2)+((([.T6]*[.U6])/([.S6]^2))^2))" office:value-type="float" office:value="0.0035519681903705" calcext:value-type="float">
            <text:p>0.00355196819037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83.85" calcext:value-type="float">
            <text:p>383.85</text:p>
          </table:table-cell>
          <table:table-cell table:style-name="ce2" office:value-type="float" office:value="384.45" calcext:value-type="float">
            <text:p>384.45</text:p>
          </table:table-cell>
          <table:table-cell office:value-type="float" office:value="110274" calcext:value-type="float">
            <text:p>110274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10.34" calcext:value-type="float">
            <text:p>10.34</text:p>
          </table:table-cell>
          <table:table-cell table:formula="of:=[.G7]*0.048" office:value-type="float" office:value="0.49632" calcext:value-type="float">
            <text:p>0.49632</text:p>
          </table:table-cell>
          <table:table-cell table:formula="of:=([.G7]*(10^-6))*(3.7*(10^10))" office:value-type="float" office:value="382580" calcext:value-type="float">
            <text:p>382580</text:p>
          </table:table-cell>
          <table:table-cell table:formula="of:=([.H7]*(10^-6))*(3.7*(10^10))" office:value-type="float" office:value="18363.84" calcext:value-type="float">
            <text:p>18363.84</text:p>
          </table:table-cell>
          <table:table-cell office:value-type="float" office:value="10.551" calcext:value-type="float">
            <text:p>10.551</text:p>
          </table:table-cell>
          <table:table-cell table:formula="of:=[.K7]*0.11" office:value-type="float" office:value="1.16061" calcext:value-type="float">
            <text:p>1.16061</text:p>
          </table:table-cell>
          <table:table-cell table:formula="of:=(LN(2))/([.K7]*365*24*3600)" office:value-type="float" office:value="0.00000000208317248693856" calcext:value-type="float">
            <text:p>2.08317248693856E-09</text:p>
          </table:table-cell>
          <table:table-cell table:formula="of:=([.L7]*LN(2))/(([.K7]*365*24*3600)^2)" office:value-type="float" office:value="7.26626628498357E-018" calcext:value-type="float">
            <text:p>7.26626628498357E-18</text:p>
          </table:table-cell>
          <table:table-cell office:value-type="float" office:value="1186012805" calcext:value-type="float">
            <text:p>1186012805</text:p>
          </table:table-cell>
          <table:table-cell table:formula="of:=[.I7]*(EXP(-([.M7]*[.O7])))" office:value-type="float" office:value="32338.8255309281" calcext:value-type="float">
            <text:p>32338.8255309281</text:p>
          </table:table-cell>
          <table:table-cell table:formula="of:=SQRT((([.J7]*EXP(-([.M7]*[.O7])))^2)+(([.N7]*[.O7]*[.I7]*EXP(-([.M7]*[.O7])))^2))" office:value-type="float" office:value="1552.26362548458" calcext:value-type="float">
            <text:p>1552.26362548458</text:p>
          </table:table-cell>
          <table:table-cell office:value-type="float" office:value="0.91" calcext:value-type="float">
            <text:p>0.91</text:p>
          </table:table-cell>
          <table:table-cell table:formula="of:=[.R7]*[.P7]" office:value-type="float" office:value="29428.3312331446" calcext:value-type="float">
            <text:p>29428.3312331446</text:p>
          </table:table-cell>
          <table:table-cell table:formula="of:=[.R7]*[.Q7]" office:value-type="float" office:value="1412.55989919096" calcext:value-type="float">
            <text:p>1412.55989919096</text:p>
          </table:table-cell>
          <table:table-cell table:formula="of:=[.D7]/[.$B$15]" office:value-type="float" office:value="220.548" calcext:value-type="float">
            <text:p>220.548</text:p>
          </table:table-cell>
          <table:table-cell table:formula="of:=[.E7]/[.$B$15]" office:value-type="float" office:value="0.846" calcext:value-type="float">
            <text:p>0.846</text:p>
          </table:table-cell>
          <table:table-cell table:style-name="ce2" table:formula="of:=[.U7]/[.S7]" office:value-type="float" office:value="0.00749441068379714" calcext:value-type="float">
            <text:p>0.007494410683797</text:p>
          </table:table-cell>
          <table:table-cell table:style-name="ce2" table:formula="of:=SQRT((([.V7]/[.S7])^2)+((([.T7]*[.U7])/([.S7]^2))^2))" office:value-type="float" office:value="0.000360878569110842" calcext:value-type="float">
            <text:p>0.0003608785691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37.58" calcext:value-type="float">
            <text:p>437.58</text:p>
          </table:table-cell>
          <table:table-cell table:style-name="ce2" office:value-type="float" office:value="437.55" calcext:value-type="float">
            <text:p>437.55</text:p>
          </table:table-cell>
          <table:table-cell office:value-type="float" office:value="45927" calcext:value-type="float">
            <text:p>45927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0.34" calcext:value-type="float">
            <text:p>10.34</text:p>
          </table:table-cell>
          <table:table-cell table:formula="of:=[.G8]*0.048" office:value-type="float" office:value="0.49632" calcext:value-type="float">
            <text:p>0.49632</text:p>
          </table:table-cell>
          <table:table-cell table:formula="of:=([.G8]*(10^-6))*(3.7*(10^10))" office:value-type="float" office:value="382580" calcext:value-type="float">
            <text:p>382580</text:p>
          </table:table-cell>
          <table:table-cell table:formula="of:=([.H8]*(10^-6))*(3.7*(10^10))" office:value-type="float" office:value="18363.84" calcext:value-type="float">
            <text:p>18363.84</text:p>
          </table:table-cell>
          <table:table-cell office:value-type="float" office:value="10.551" calcext:value-type="float">
            <text:p>10.551</text:p>
          </table:table-cell>
          <table:table-cell table:formula="of:=[.K8]*0.11" office:value-type="float" office:value="1.16061" calcext:value-type="float">
            <text:p>1.16061</text:p>
          </table:table-cell>
          <table:table-cell table:formula="of:=(LN(2))/([.K8]*365*24*3600)" office:value-type="float" office:value="0.00000000208317248693856" calcext:value-type="float">
            <text:p>2.08317248693856E-09</text:p>
          </table:table-cell>
          <table:table-cell table:formula="of:=([.L8]*LN(2))/(([.K8]*365*24*3600)^2)" office:value-type="float" office:value="7.26626628498357E-018" calcext:value-type="float">
            <text:p>7.26626628498357E-18</text:p>
          </table:table-cell>
          <table:table-cell office:value-type="float" office:value="1186012806" calcext:value-type="float">
            <text:p>1186012806</text:p>
          </table:table-cell>
          <table:table-cell table:formula="of:=[.I8]*(EXP(-([.M8]*[.O8])))" office:value-type="float" office:value="32338.8254635608" calcext:value-type="float">
            <text:p>32338.8254635608</text:p>
          </table:table-cell>
          <table:table-cell table:formula="of:=SQRT((([.J8]*EXP(-([.M8]*[.O8])))^2)+(([.N8]*[.O8]*[.I8]*EXP(-([.M8]*[.O8])))^2))" office:value-type="float" office:value="1552.26362225094" calcext:value-type="float">
            <text:p>1552.26362225094</text:p>
          </table:table-cell>
          <table:table-cell table:style-name="ce3" office:value-type="string" calcext:value-type="string">
            <text:p>no data</text:p>
          </table:table-cell>
          <table:table-cell table:formula="of:=[.R8]*[.P8]" office:value-type="string" office:string-value="" calcext:value-type="error">
            <text:p>#VALUE!</text:p>
          </table:table-cell>
          <table:table-cell table:formula="of:=[.R8]*[.Q8]" office:value-type="string" office:string-value="" calcext:value-type="error">
            <text:p>#VALUE!</text:p>
          </table:table-cell>
          <table:table-cell table:formula="of:=[.D8]/[.$B$15]" office:value-type="float" office:value="91.854" calcext:value-type="float">
            <text:p>91.854</text:p>
          </table:table-cell>
          <table:table-cell table:formula="of:=[.E8]/[.$B$15]" office:value-type="float" office:value="0.684" calcext:value-type="float">
            <text:p>0.684</text:p>
          </table:table-cell>
          <table:table-cell table:style-name="ce2" table:formula="of:=[.U8]/[.S8]" office:value-type="string" office:string-value="" calcext:value-type="error">
            <text:p>#VALUE!</text:p>
          </table:table-cell>
          <table:table-cell table:style-name="ce2" table:formula="of:=SQRT((([.V8]/[.S8])^2)+((([.T8]*[.U8])/([.S8]^2))^2)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60Co</text:p>
          </table:table-cell>
          <table:table-cell office:value-type="float" office:value="1175.1" calcext:value-type="float">
            <text:p>1175.1</text:p>
          </table:table-cell>
          <table:table-cell table:style-name="ce2" office:value-type="float" office:value="1174.25" calcext:value-type="float">
            <text:p>1174.25</text:p>
          </table:table-cell>
          <table:table-cell office:value-type="float" office:value="39680" calcext:value-type="float">
            <text:p>3968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2.26" calcext:value-type="float">
            <text:p>12.26</text:p>
          </table:table-cell>
          <table:table-cell table:formula="of:=[.G9]*0.019" office:value-type="float" office:value="0.23294" calcext:value-type="float">
            <text:p>0.23294</text:p>
          </table:table-cell>
          <table:table-cell table:formula="of:=([.G9]*(10^-6))*(3.7*(10^10))" office:value-type="float" office:value="453620" calcext:value-type="float">
            <text:p>453620</text:p>
          </table:table-cell>
          <table:table-cell table:formula="of:=([.H9]*(10^-6))*(3.7*(10^10))" office:value-type="float" office:value="8618.78" calcext:value-type="float">
            <text:p>8618.78</text:p>
          </table:table-cell>
          <table:table-cell table:formula="of:=1925.28/365" office:value-type="float" office:value="5.2747397260274" calcext:value-type="float">
            <text:p>5.2747397260274</text:p>
          </table:table-cell>
          <table:table-cell table:formula="of:=[.K9]*0.14" office:value-type="float" office:value="0.738463561643836" calcext:value-type="float">
            <text:p>0.738463561643836</text:p>
          </table:table-cell>
          <table:table-cell table:formula="of:=(LN(2))/([.K9]*365*24*3600)" office:value-type="float" office:value="0.00000000416694548950615" calcext:value-type="float">
            <text:p>4.16694548950615E-09</text:p>
          </table:table-cell>
          <table:table-cell table:formula="of:=([.L9]*LN(2))/(([.K9]*365*24*3600)^2)" office:value-type="float" office:value="1.84986164551897E-017" calcext:value-type="float">
            <text:p>1.84986164551897E-17</text:p>
          </table:table-cell>
          <table:table-cell office:value-type="float" office:value="1186012807" calcext:value-type="float">
            <text:p>1186012807</text:p>
          </table:table-cell>
          <table:table-cell table:formula="of:=[.I9]*(EXP(-([.M9]*[.O9])))" office:value-type="float" office:value="3238.82019623934" calcext:value-type="float">
            <text:p>3238.82019623934</text:p>
          </table:table-cell>
          <table:table-cell table:formula="of:=SQRT((([.J9]*EXP(-([.M9]*[.O9])))^2)+(([.N9]*[.O9]*[.I9]*EXP(-([.M9]*[.O9])))^2))" office:value-type="float" office:value="61.5375837285885" calcext:value-type="float">
            <text:p>61.5375837285885</text:p>
          </table:table-cell>
          <table:table-cell table:style-name="ce3" office:value-type="float" office:value="1" calcext:value-type="float">
            <text:p>1</text:p>
          </table:table-cell>
          <table:table-cell table:formula="of:=[.R9]*[.P9]" office:value-type="float" office:value="3238.82019623934" calcext:value-type="float">
            <text:p>3238.82019623934</text:p>
          </table:table-cell>
          <table:table-cell table:formula="of:=[.R9]*[.Q9]" office:value-type="float" office:value="61.5375837285885" calcext:value-type="float">
            <text:p>61.5375837285885</text:p>
          </table:table-cell>
          <table:table-cell table:formula="of:=[.D9]/[.$B$15]" office:value-type="float" office:value="79.36" calcext:value-type="float">
            <text:p>79.36</text:p>
          </table:table-cell>
          <table:table-cell table:formula="of:=[.E9]/[.$B$15]" office:value-type="float" office:value="0.496" calcext:value-type="float">
            <text:p>0.496</text:p>
          </table:table-cell>
          <table:table-cell table:style-name="ce2" table:formula="of:=[.U9]/[.S9]" office:value-type="float" office:value="0.0245027495172923" calcext:value-type="float">
            <text:p>0.024502749517292</text:p>
          </table:table-cell>
          <table:table-cell table:style-name="ce2" table:formula="of:=SQRT((([.V9]/[.S9])^2)+((([.T9]*[.U9])/([.S9]^2))^2))" office:value-type="float" office:value="0.000490093274396849" calcext:value-type="float">
            <text:p>0.00049009327439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32.5" calcext:value-type="float">
            <text:p>1332.5</text:p>
          </table:table-cell>
          <table:table-cell table:style-name="ce2" office:value-type="float" office:value="1333.62" calcext:value-type="float">
            <text:p>1333.62</text:p>
          </table:table-cell>
          <table:table-cell office:value-type="float" office:value="35749" calcext:value-type="float">
            <text:p>35749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2.26" calcext:value-type="float">
            <text:p>12.26</text:p>
          </table:table-cell>
          <table:table-cell table:formula="of:=[.G10]*0.019" office:value-type="float" office:value="0.23294" calcext:value-type="float">
            <text:p>0.23294</text:p>
          </table:table-cell>
          <table:table-cell table:formula="of:=([.G10]*(10^-6))*(3.7*(10^10))" office:value-type="float" office:value="453620" calcext:value-type="float">
            <text:p>453620</text:p>
          </table:table-cell>
          <table:table-cell table:formula="of:=([.H10]*(10^-6))*(3.7*(10^10))" office:value-type="float" office:value="8618.78" calcext:value-type="float">
            <text:p>8618.78</text:p>
          </table:table-cell>
          <table:table-cell table:formula="of:=1925.28/365" office:value-type="float" office:value="5.2747397260274" calcext:value-type="float">
            <text:p>5.2747397260274</text:p>
          </table:table-cell>
          <table:table-cell table:formula="of:=[.K10]*0.14" office:value-type="float" office:value="0.738463561643836" calcext:value-type="float">
            <text:p>0.738463561643836</text:p>
          </table:table-cell>
          <table:table-cell table:formula="of:=(LN(2))/([.K10]*365*24*3600)" office:value-type="float" office:value="0.00000000416694548950615" calcext:value-type="float">
            <text:p>4.16694548950615E-09</text:p>
          </table:table-cell>
          <table:table-cell table:formula="of:=([.L10]*LN(2))/(([.K10]*365*24*3600)^2)" office:value-type="float" office:value="1.84986164551897E-017" calcext:value-type="float">
            <text:p>1.84986164551897E-17</text:p>
          </table:table-cell>
          <table:table-cell office:value-type="float" office:value="1186012808" calcext:value-type="float">
            <text:p>1186012808</text:p>
          </table:table-cell>
          <table:table-cell table:formula="of:=[.I10]*(EXP(-([.M10]*[.O10])))" office:value-type="float" office:value="3238.82018274336" calcext:value-type="float">
            <text:p>3238.82018274336</text:p>
          </table:table-cell>
          <table:table-cell table:formula="of:=SQRT((([.J10]*EXP(-([.M10]*[.O10])))^2)+(([.N10]*[.O10]*[.I10]*EXP(-([.M10]*[.O10])))^2))" office:value-type="float" office:value="61.5375834721648" calcext:value-type="float">
            <text:p>61.5375834721648</text:p>
          </table:table-cell>
          <table:table-cell table:style-name="ce3" office:value-type="float" office:value="1" calcext:value-type="float">
            <text:p>1</text:p>
          </table:table-cell>
          <table:table-cell table:formula="of:=[.R10]*[.P10]" office:value-type="float" office:value="3238.82018274336" calcext:value-type="float">
            <text:p>3238.82018274336</text:p>
          </table:table-cell>
          <table:table-cell table:formula="of:=[.R10]*[.Q10]" office:value-type="float" office:value="61.5375834721648" calcext:value-type="float">
            <text:p>61.5375834721648</text:p>
          </table:table-cell>
          <table:table-cell table:formula="of:=[.D10]/[.$B$15]" office:value-type="float" office:value="71.498" calcext:value-type="float">
            <text:p>71.498</text:p>
          </table:table-cell>
          <table:table-cell table:formula="of:=[.E10]/[.$B$15]" office:value-type="float" office:value="0.436" calcext:value-type="float">
            <text:p>0.436</text:p>
          </table:table-cell>
          <table:table-cell table:style-name="ce2" table:formula="of:=[.U10]/[.S10]" office:value-type="float" office:value="0.0220753224834605" calcext:value-type="float">
            <text:p>0.022075322483461</text:p>
          </table:table-cell>
          <table:table-cell table:style-name="ce2" table:formula="of:=SQRT((([.V10]/[.S10])^2)+((([.T10]*[.U10])/([.S10]^2))^2))" office:value-type="float" office:value="0.000440504467418971" calcext:value-type="float">
            <text:p>0.000440504467419</text:p>
          </table:table-cell>
          <table:table-cell table:number-columns-repeated="1000"/>
        </table:table-row>
        <table:table-row table:style-name="ro1">
          <table:table-cell/>
          <table:table-cell table:formula="of:=[.B9]+[.B10]" office:value-type="float" office:value="2507.6" calcext:value-type="float">
            <text:p>2507.6</text:p>
          </table:table-cell>
          <table:table-cell table:style-name="ce2" office:value-type="float" office:value="2505.88" calcext:value-type="float">
            <text:p>2505.88</text:p>
          </table:table-cell>
          <table:table-cell office:value-type="float" office:value="1430" calcext:value-type="float">
            <text:p>14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double)</text:p>
          </table:table-cell>
          <table:table-cell office:value-type="float" office:value="12.26" calcext:value-type="float">
            <text:p>12.26</text:p>
          </table:table-cell>
          <table:table-cell table:formula="of:=[.G11]*0.019" office:value-type="float" office:value="0.23294" calcext:value-type="float">
            <text:p>0.23294</text:p>
          </table:table-cell>
          <table:table-cell table:formula="of:=([.G11]*(10^-6))*(3.7*(10^10))" office:value-type="float" office:value="453620" calcext:value-type="float">
            <text:p>453620</text:p>
          </table:table-cell>
          <table:table-cell table:formula="of:=([.H11]*(10^-6))*(3.7*(10^10))" office:value-type="float" office:value="8618.78" calcext:value-type="float">
            <text:p>8618.78</text:p>
          </table:table-cell>
          <table:table-cell table:formula="of:=1925.28/365" office:value-type="float" office:value="5.2747397260274" calcext:value-type="float">
            <text:p>5.2747397260274</text:p>
          </table:table-cell>
          <table:table-cell table:formula="of:=[.K11]*0.14" office:value-type="float" office:value="0.738463561643836" calcext:value-type="float">
            <text:p>0.738463561643836</text:p>
          </table:table-cell>
          <table:table-cell table:formula="of:=(LN(2))/([.K11]*365*24*3600)" office:value-type="float" office:value="0.00000000416694548950615" calcext:value-type="float">
            <text:p>4.16694548950615E-09</text:p>
          </table:table-cell>
          <table:table-cell table:formula="of:=([.L11]*LN(2))/(([.K11]*365*24*3600)^2)" office:value-type="float" office:value="1.84986164551897E-017" calcext:value-type="float">
            <text:p>1.84986164551897E-17</text:p>
          </table:table-cell>
          <table:table-cell office:value-type="float" office:value="1186012809" calcext:value-type="float">
            <text:p>1186012809</text:p>
          </table:table-cell>
          <table:table-cell table:formula="of:=[.I11]*(EXP(-([.M11]*[.O11])))" office:value-type="float" office:value="3238.82016924737" calcext:value-type="float">
            <text:p>3238.82016924737</text:p>
          </table:table-cell>
          <table:table-cell table:formula="of:=SQRT((([.J11]*EXP(-([.M11]*[.O11])))^2)+(([.N11]*[.O11]*[.I11]*EXP(-([.M11]*[.O11])))^2))" office:value-type="float" office:value="61.537583215741" calcext:value-type="float">
            <text:p>61.537583215741</text:p>
          </table:table-cell>
          <table:table-cell table:style-name="ce3" office:value-type="string" calcext:value-type="string">
            <text:p>no data</text:p>
          </table:table-cell>
          <table:table-cell table:formula="of:=[.R11]*[.P11]" office:value-type="string" office:string-value="" calcext:value-type="error">
            <text:p>#VALUE!</text:p>
          </table:table-cell>
          <table:table-cell table:formula="of:=[.R11]*[.Q11]" office:value-type="string" office:string-value="" calcext:value-type="error">
            <text:p>#VALUE!</text:p>
          </table:table-cell>
          <table:table-cell table:formula="of:=[.D11]/[.$B$15]" office:value-type="float" office:value="2.86" calcext:value-type="float">
            <text:p>2.86</text:p>
          </table:table-cell>
          <table:table-cell table:formula="of:=[.E11]/[.$B$15]" office:value-type="float" office:value="0.088" calcext:value-type="float">
            <text:p>0.088</text:p>
          </table:table-cell>
          <table:table-cell table:style-name="ce2" table:formula="of:=[.U11]/[.S11]" office:value-type="string" office:string-value="" calcext:value-type="error">
            <text:p>#VALUE!</text:p>
          </table:table-cell>
          <table:table-cell table:style-name="ce2" table:formula="of:=SQRT((([.V11]/[.S11])^2)+((([.T11]*[.U11])/([.S11]^2))^2)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2Na</text:p>
          </table:table-cell>
          <table:table-cell office:value-type="float" office:value="511.66" calcext:value-type="float">
            <text:p>511.66</text:p>
          </table:table-cell>
          <table:table-cell table:style-name="ce2" office:value-type="float" office:value="511.27" calcext:value-type="float">
            <text:p>511.27</text:p>
          </table:table-cell>
          <table:table-cell office:value-type="float" office:value="860" calcext:value-type="float">
            <text:p>8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low stats)</text:p>
          </table:table-cell>
          <table:table-cell office:value-type="float" office:value="10.21" calcext:value-type="float">
            <text:p>10.21</text:p>
          </table:table-cell>
          <table:table-cell table:formula="of:=[.G12]*0.037" office:value-type="float" office:value="0.37777" calcext:value-type="float">
            <text:p>0.37777</text:p>
          </table:table-cell>
          <table:table-cell table:formula="of:=([.G12]*(10^-6))*(3.7*(10^10))" office:value-type="float" office:value="377770" calcext:value-type="float">
            <text:p>377770</text:p>
          </table:table-cell>
          <table:table-cell table:formula="of:=([.H12]*(10^-6))*(3.7*(10^10))" office:value-type="float" office:value="13977.49" calcext:value-type="float">
            <text:p>13977.49</text:p>
          </table:table-cell>
          <table:table-cell office:value-type="float" office:value="2.6018" calcext:value-type="float">
            <text:p>2.6018</text:p>
          </table:table-cell>
          <table:table-cell table:formula="of:=[.K12]*0.22" office:value-type="float" office:value="0.572396" calcext:value-type="float">
            <text:p>0.572396</text:p>
          </table:table-cell>
          <table:table-cell table:formula="of:=(LN(2))/([.K12]*365*24*3600)" office:value-type="float" office:value="0.00000000844782570131785" calcext:value-type="float">
            <text:p>8.44782570131785E-09</text:p>
          </table:table-cell>
          <table:table-cell table:formula="of:=([.L12]*LN(2))/(([.K12]*365*24*3600)^2)" office:value-type="float" office:value="5.89333350548556E-017" calcext:value-type="float">
            <text:p>5.89333350548556E-17</text:p>
          </table:table-cell>
          <table:table-cell office:value-type="float" office:value="1186012810" calcext:value-type="float">
            <text:p>1186012810</text:p>
          </table:table-cell>
          <table:table-cell table:formula="of:=[.I12]*(EXP(-([.M12]*[.O12])))" office:value-type="float" office:value="16.8240822189599" calcext:value-type="float">
            <text:p>16.8240822189599</text:p>
          </table:table-cell>
          <table:table-cell table:formula="of:=SQRT((([.J12]*EXP(-([.M12]*[.O12])))^2)+(([.N12]*[.O12]*[.I12]*EXP(-([.M12]*[.O12])))^2))" office:value-type="float" office:value="0.622491042102627" calcext:value-type="float">
            <text:p>0.622491042102627</text:p>
          </table:table-cell>
          <table:table-cell table:style-name="ce3" office:value-type="string" calcext:value-type="string">
            <text:p>no data</text:p>
          </table:table-cell>
          <table:table-cell table:formula="of:=[.R12]*[.P12]" office:value-type="string" office:string-value="" calcext:value-type="error">
            <text:p>#VALUE!</text:p>
          </table:table-cell>
          <table:table-cell table:formula="of:=[.R12]*[.Q12]" office:value-type="string" office:string-value="" calcext:value-type="error">
            <text:p>#VALUE!</text:p>
          </table:table-cell>
          <table:table-cell table:formula="of:=[.D12]/[.$B$15]" office:value-type="float" office:value="1.72" calcext:value-type="float">
            <text:p>1.72</text:p>
          </table:table-cell>
          <table:table-cell table:formula="of:=[.E12]/[.$B$15]" office:value-type="float" office:value="0.114" calcext:value-type="float">
            <text:p>0.114</text:p>
          </table:table-cell>
          <table:table-cell table:style-name="ce2" table:formula="of:=[.U12]/[.S12]" office:value-type="string" office:string-value="" calcext:value-type="error">
            <text:p>#VALUE!</text:p>
          </table:table-cell>
          <table:table-cell table:style-name="ce2" table:formula="of:=SQRT((([.V12]/[.S12])^2)+((([.T12]*[.U12])/([.S12]^2))^2)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74.53" calcext:value-type="float">
            <text:p>1274.53</text:p>
          </table:table-cell>
          <table:table-cell table:style-name="ce2" office:value-type="float" office:value="1276.07" calcext:value-type="float">
            <text:p>1276.07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low stats)</text:p>
          </table:table-cell>
          <table:table-cell office:value-type="float" office:value="10.21" calcext:value-type="float">
            <text:p>10.21</text:p>
          </table:table-cell>
          <table:table-cell table:formula="of:=[.G13]*0.037" office:value-type="float" office:value="0.37777" calcext:value-type="float">
            <text:p>0.37777</text:p>
          </table:table-cell>
          <table:table-cell table:formula="of:=([.G13]*(10^-6))*(3.7*(10^10))" office:value-type="float" office:value="377770" calcext:value-type="float">
            <text:p>377770</text:p>
          </table:table-cell>
          <table:table-cell table:formula="of:=([.H13]*(10^-6))*(3.7*(10^10))" office:value-type="float" office:value="13977.49" calcext:value-type="float">
            <text:p>13977.49</text:p>
          </table:table-cell>
          <table:table-cell office:value-type="float" office:value="3.6018" calcext:value-type="float">
            <text:p>3.6018</text:p>
          </table:table-cell>
          <table:table-cell table:formula="of:=[.K13]*0.22" office:value-type="float" office:value="0.792396" calcext:value-type="float">
            <text:p>0.792396</text:p>
          </table:table-cell>
          <table:table-cell table:formula="of:=(LN(2))/([.K13]*365*24*3600)" office:value-type="float" office:value="0.00000000610238017371558" calcext:value-type="float">
            <text:p>6.10238017371558E-09</text:p>
          </table:table-cell>
          <table:table-cell table:formula="of:=([.L13]*LN(2))/(([.K13]*365*24*3600)^2)" office:value-type="float" office:value="4.25711453011615E-017" calcext:value-type="float">
            <text:p>4.25711453011615E-17</text:p>
          </table:table-cell>
          <table:table-cell office:value-type="float" office:value="1186012811" calcext:value-type="float">
            <text:p>1186012811</text:p>
          </table:table-cell>
          <table:table-cell table:formula="of:=[.I13]*(EXP(-([.M13]*[.O13])))" office:value-type="float" office:value="271.656869351017" calcext:value-type="float">
            <text:p>271.656869351017</text:p>
          </table:table-cell>
          <table:table-cell table:formula="of:=SQRT((([.J13]*EXP(-([.M13]*[.O13])))^2)+(([.N13]*[.O13]*[.I13]*EXP(-([.M13]*[.O13])))^2))" office:value-type="float" office:value="10.051304165997" calcext:value-type="float">
            <text:p>10.051304165997</text:p>
          </table:table-cell>
          <table:table-cell office:value-type="float" office:value="1" calcext:value-type="float">
            <text:p>1</text:p>
          </table:table-cell>
          <table:table-cell table:formula="of:=[.R13]*[.P13]" office:value-type="float" office:value="271.656869351017" calcext:value-type="float">
            <text:p>271.656869351017</text:p>
          </table:table-cell>
          <table:table-cell table:formula="of:=[.R13]*[.Q13]" office:value-type="float" office:value="10.051304165997" calcext:value-type="float">
            <text:p>10.051304165997</text:p>
          </table:table-cell>
          <table:table-cell table:formula="of:=[.D13]/[.$B$15]" office:value-type="float" office:value="0.3" calcext:value-type="float">
            <text:p>0.3</text:p>
          </table:table-cell>
          <table:table-cell table:formula="of:=[.E13]/[.$B$15]" office:value-type="float" office:value="0.066" calcext:value-type="float">
            <text:p>0.066</text:p>
          </table:table-cell>
          <table:table-cell table:style-name="ce2" table:formula="of:=[.U13]/[.S13]" office:value-type="float" office:value="0.0011043343049513" calcext:value-type="float">
            <text:p>0.001104334304951</text:p>
          </table:table-cell>
          <table:table-cell table:style-name="ce2" table:formula="of:=SQRT((([.V13]/[.S13])^2)+((([.T13]*[.U13])/([.S13]^2))^2))" office:value-type="float" office:value="0.000246365573530938" calcext:value-type="float">
            <text:p>0.000246365573531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ive time: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itial activity measurement:</text:p>
          </table:table-cell>
          <table:table-cell table:style-name="ce1" office:value-type="date" office:date-value="1981-01-12" calcext:value-type="date">
            <text:p>01/12/81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nergy (keV)</text:p>
          </table:table-cell>
          <table:table-cell office:value-type="string" calcext:value-type="string">
            <text:p>Efficiency(keV)</text:p>
          </table:table-cell>
          <table:table-cell office:value-type="string" calcext:value-type="string">
            <text:p>eEnergy(keV)</text:p>
          </table:table-cell>
          <table:table-cell office:value-type="string" calcext:value-type="string">
            <text:p>eEfficiency(keV)</text:p>
          </table:table-cell>
          <table:table-cell table:number-columns-repeated="1020"/>
        </table:table-row>
        <table:table-row table:style-name="ro1">
          <table:table-cell table:formula="of:=[.C2]" office:value-type="float" office:value="58.98" calcext:value-type="float">
            <text:p>58.98</text:p>
          </table:table-cell>
          <table:table-cell table:formula="of:=[.W2]" office:value-type="float" office:value="0.0253217339486617" calcext:value-type="float">
            <text:p>0.025321733948662</text:p>
          </table:table-cell>
          <table:table-cell office:value-type="float" office:value="0" calcext:value-type="float">
            <text:p>0</text:p>
          </table:table-cell>
          <table:table-cell table:formula="of:=[.X2]" office:value-type="float" office:value="0.00126619472360113" calcext:value-type="float">
            <text:p>0.001266194723601</text:p>
          </table:table-cell>
          <table:table-cell table:number-columns-repeated="1020"/>
        </table:table-row>
        <table:table-row table:style-name="ro1">
          <table:table-cell table:formula="of:=[.C3]" office:value-type="float" office:value="80.72" calcext:value-type="float">
            <text:p>80.72</text:p>
          </table:table-cell>
          <table:table-cell table:formula="of:=[.W3]" office:value-type="float" office:value="0.0404885173998808" calcext:value-type="float">
            <text:p>0.040488517399881</text:p>
          </table:table-cell>
          <table:table-cell office:value-type="float" office:value="0" calcext:value-type="float">
            <text:p>0</text:p>
          </table:table-cell>
          <table:table-cell table:formula="of:=[.X3]" office:value-type="float" office:value="0.00194754857741693" calcext:value-type="float">
            <text:p>0.001947548577417</text:p>
          </table:table-cell>
          <table:table-cell table:number-columns-repeated="1020"/>
        </table:table-row>
        <table:table-row table:style-name="ro1">
          <table:table-cell table:formula="of:=[.C4]" office:value-type="float" office:value="276.82" calcext:value-type="float">
            <text:p>276.82</text:p>
          </table:table-cell>
          <table:table-cell table:formula="of:=[.W4]" office:value-type="float" office:value="0.0854188921227669" calcext:value-type="float">
            <text:p>0.085418892122767</text:p>
          </table:table-cell>
          <table:table-cell office:value-type="float" office:value="0" calcext:value-type="float">
            <text:p>0</text:p>
          </table:table-cell>
          <table:table-cell table:formula="of:=[.X4]" office:value-type="float" office:value="0.00415930814197496" calcext:value-type="float">
            <text:p>0.004159308141975</text:p>
          </table:table-cell>
          <table:table-cell table:number-columns-repeated="1020"/>
        </table:table-row>
        <table:table-row table:style-name="ro1">
          <table:table-cell table:formula="of:=[.C5]" office:value-type="float" office:value="303.34" calcext:value-type="float">
            <text:p>303.34</text:p>
          </table:table-cell>
          <table:table-cell table:formula="of:=[.W5]" office:value-type="float" office:value="0.0788779740799315" calcext:value-type="float">
            <text:p>0.078877974079932</text:p>
          </table:table-cell>
          <table:table-cell office:value-type="float" office:value="0" calcext:value-type="float">
            <text:p>0</text:p>
          </table:table-cell>
          <table:table-cell table:formula="of:=[.X5]" office:value-type="float" office:value="0.00379371455171779" calcext:value-type="float">
            <text:p>0.003793714551718</text:p>
          </table:table-cell>
          <table:table-cell table:number-columns-repeated="1020"/>
        </table:table-row>
        <table:table-row table:style-name="ro1">
          <table:table-cell table:formula="of:=[.C6]" office:value-type="float" office:value="356.59" calcext:value-type="float">
            <text:p>356.59</text:p>
          </table:table-cell>
          <table:table-cell table:formula="of:=[.W6]" office:value-type="float" office:value="0.0739586999759837" calcext:value-type="float">
            <text:p>0.073958699975984</text:p>
          </table:table-cell>
          <table:table-cell office:value-type="float" office:value="0" calcext:value-type="float">
            <text:p>0</text:p>
          </table:table-cell>
          <table:table-cell table:formula="of:=[.X6]" office:value-type="float" office:value="0.0035519681903705" calcext:value-type="float">
            <text:p>0.003551968190371</text:p>
          </table:table-cell>
          <table:table-cell table:number-columns-repeated="1020"/>
        </table:table-row>
        <table:table-row table:style-name="ro1">
          <table:table-cell table:formula="of:=[.C7]" office:value-type="float" office:value="384.45" calcext:value-type="float">
            <text:p>384.45</text:p>
          </table:table-cell>
          <table:table-cell table:formula="of:=[.W7]" office:value-type="float" office:value="0.00749441068379714" calcext:value-type="float">
            <text:p>0.007494410683797</text:p>
          </table:table-cell>
          <table:table-cell office:value-type="float" office:value="0" calcext:value-type="float">
            <text:p>0</text:p>
          </table:table-cell>
          <table:table-cell table:formula="of:=[.X7]" office:value-type="float" office:value="0.000360878569110842" calcext:value-type="float">
            <text:p>0.000360878569111</text:p>
          </table:table-cell>
          <table:table-cell table:number-columns-repeated="1020"/>
        </table:table-row>
        <table:table-row table:style-name="ro1">
          <table:table-cell table:formula="of:=[.C8]" office:value-type="float" office:value="437.55" calcext:value-type="float">
            <text:p>437.55</text:p>
          </table:table-cell>
          <table:table-cell table:formula="of:=[.W8]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formula="of:=[.X8]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">
          <table:table-cell table:formula="of:=[.C9]" office:value-type="float" office:value="1174.25" calcext:value-type="float">
            <text:p>1174.25</text:p>
          </table:table-cell>
          <table:table-cell table:formula="of:=[.W9]" office:value-type="float" office:value="0.0245027495172923" calcext:value-type="float">
            <text:p>0.024502749517292</text:p>
          </table:table-cell>
          <table:table-cell office:value-type="float" office:value="0" calcext:value-type="float">
            <text:p>0</text:p>
          </table:table-cell>
          <table:table-cell table:formula="of:=[.X9]" office:value-type="float" office:value="0.000490093274396849" calcext:value-type="float">
            <text:p>0.000490093274397</text:p>
          </table:table-cell>
          <table:table-cell table:number-columns-repeated="1020"/>
        </table:table-row>
        <table:table-row table:style-name="ro1">
          <table:table-cell table:formula="of:=[.C10]" office:value-type="float" office:value="1333.62" calcext:value-type="float">
            <text:p>1333.62</text:p>
          </table:table-cell>
          <table:table-cell table:formula="of:=[.W10]" office:value-type="float" office:value="0.0220753224834605" calcext:value-type="float">
            <text:p>0.022075322483461</text:p>
          </table:table-cell>
          <table:table-cell office:value-type="float" office:value="0" calcext:value-type="float">
            <text:p>0</text:p>
          </table:table-cell>
          <table:table-cell table:formula="of:=[.X10]" office:value-type="float" office:value="0.000440504467418971" calcext:value-type="float">
            <text:p>0.000440504467419</text:p>
          </table:table-cell>
          <table:table-cell table:number-columns-repeated="1020"/>
        </table:table-row>
        <table:table-row table:style-name="ro1">
          <table:table-cell table:formula="of:=[.C11]" office:value-type="float" office:value="2505.88" calcext:value-type="float">
            <text:p>2505.88</text:p>
          </table:table-cell>
          <table:table-cell table:formula="of:=[.W11]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formula="of:=[.X11]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">
          <table:table-cell table:formula="of:=[.C12]" office:value-type="float" office:value="511.27" calcext:value-type="float">
            <text:p>511.27</text:p>
          </table:table-cell>
          <table:table-cell table:formula="of:=[.W12]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formula="of:=[.X12]" office:value-type="string" office:string-value="" calcext:value-type="error">
            <text:p>#VALUE!</text:p>
          </table:table-cell>
          <table:table-cell office:value-type="string" calcext:value-type="string">
            <text:p>(low stats)</text:p>
          </table:table-cell>
          <table:table-cell table:number-columns-repeated="1019"/>
        </table:table-row>
        <table:table-row table:style-name="ro1">
          <table:table-cell table:formula="of:=[.C13]" office:value-type="float" office:value="1276.07" calcext:value-type="float">
            <text:p>1276.07</text:p>
          </table:table-cell>
          <table:table-cell table:formula="of:=[.W13]" office:value-type="float" office:value="0.0011043343049513" calcext:value-type="float">
            <text:p>0.001104334304951</text:p>
          </table:table-cell>
          <table:table-cell office:value-type="float" office:value="0" calcext:value-type="float">
            <text:p>0</text:p>
          </table:table-cell>
          <table:table-cell table:formula="of:=[.X13]" office:value-type="float" office:value="0.000246365573530938" calcext:value-type="float">
            <text:p>0.000246365573531</text:p>
          </table:table-cell>
          <table:table-cell office:value-type="string" calcext:value-type="string">
            <text:p>(low stats)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ron Simpson-Allsop</meta:initial-creator>
    <meta:creation-date>2019-07-02T10:23:09</meta:creation-date>
    <dc:date>2019-07-02T15:20:03.886213357</dc:date>
    <meta:generator>LibreOffice/6.2.4.2.0$Linux_X86_64 LibreOffice_project/20$Build-2</meta:generator>
    <meta:editing-duration>PT48M23S</meta:editing-duration>
    <meta:editing-cycles>6</meta:editing-cycles>
    <meta:document-statistic meta:table-count="3" meta:cell-count="352" meta:object-count="0"/>
    <meta:user-defined meta:name="AppVersion">14.0300</meta:user-defined>
    <meta:user-defined meta:name="Company">University of Birmingh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